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91d74" draw:fill-color="#bcaed5" draw:textarea-horizontal-align="justify" draw:textarea-vertical-align="middle" draw:auto-grow-height="false" fo:min-height="3.25cm" fo:min-width="9.1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512480" draw:textarea-horizontal-align="justify" draw:textarea-vertical-align="middle" draw:auto-grow-height="false" fo:min-height="0.602cm" fo:min-width="2.6cm" fo:padding-top="0.134cm" fo:padding-bottom="0.134cm" fo:padding-left="0.259cm" fo:padding-right="0.259cm"/>
    </style:style>
    <style:style style:name="gr3" style:family="graphic" style:parent-style-name="standard">
      <style:graphic-properties svg:stroke-color="#333333" draw:fill-color="#dddddd" draw:textarea-horizontal-align="justify" draw:textarea-vertical-align="middle" draw:auto-grow-height="false" fo:min-height="3.25cm" fo:min-width="9.1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666666" draw:textarea-horizontal-align="justify" draw:textarea-vertical-align="middle" draw:auto-grow-height="false" fo:min-height="0.35cm" fo:min-width="1.5cm" fo:padding-top="0.134cm" fo:padding-bottom="0.134cm" fo:padding-left="0.259cm" fo:padding-right="0.259cm"/>
    </style:style>
    <style:style style:name="gr5" style:family="graphic" style:parent-style-name="standard">
      <style:graphic-properties svg:stroke-color="#111111" draw:fill-color="#666666" draw:textarea-horizontal-align="justify" draw:textarea-vertical-align="middle" draw:auto-grow-height="false" fo:min-height="0.35cm" fo:min-width="0.433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666666" draw:textarea-horizontal-align="justify" draw:textarea-vertical-align="middle" draw:auto-grow-height="false" fo:min-height="0.35cm" fo:min-width="1.065cm" fo:padding-top="0.134cm" fo:padding-bottom="0.134cm" fo:padding-left="0.259cm" fo:padding-right="0.259cm"/>
    </style:style>
    <style:style style:name="gr7" style:family="graphic" style:parent-style-name="standard">
      <style:graphic-properties svg:stroke-color="#111111" draw:fill-color="#666666" draw:textarea-horizontal-align="justify" draw:textarea-vertical-align="middle" draw:auto-grow-height="false" fo:min-height="0.35cm" fo:min-width="3cm"/>
    </style:style>
    <style:style style:name="gr8" style:family="graphic" style:parent-style-name="standard">
      <style:graphic-properties svg:stroke-color="#111111" draw:fill-color="#666666" draw:textarea-horizontal-align="justify" draw:textarea-vertical-align="middle" draw:auto-grow-height="false" fo:min-height="0.35cm" fo:min-width="0.365cm"/>
    </style:style>
    <style:style style:name="gr9" style:family="graphic" style:parent-style-name="standard">
      <style:graphic-properties svg:stroke-color="#ba131a" draw:fill-color="#ed1c24" draw:textarea-horizontal-align="justify" draw:textarea-vertical-align="middle" draw:auto-grow-height="false" fo:min-height="0.093cm" fo:min-width="0cm"/>
    </style:style>
    <style:style style:name="P1" style:family="paragraph">
      <style:paragraph-properties fo:margin-left="0.4cm" fo:margin-right="0cm" fo:text-align="start" fo:text-indent="0cm"/>
    </style:style>
    <style:style style:name="P2" style:family="paragraph">
      <loext:graphic-properties draw:fill-color="#bcaed5"/>
      <style:paragraph-properties fo:margin-left="0.5cm" fo:margin-right="0cm" fo:text-align="start" fo:text-indent="0cm"/>
      <style:text-properties fo:color="#000000"/>
    </style:style>
    <style:style style:name="P3" style:family="paragraph">
      <style:paragraph-properties fo:text-align="center"/>
    </style:style>
    <style:style style:name="P4" style:family="paragraph">
      <loext:graphic-properties draw:fill-color="#512480"/>
      <style:paragraph-properties fo:text-align="center"/>
      <style:text-properties fo:color="#ffffff" fo:font-size="14pt" style:font-size-asian="16pt" style:font-size-complex="16pt"/>
    </style:style>
    <style:style style:name="P5" style:family="paragraph">
      <style:paragraph-properties fo:text-align="center">
        <style:tab-stops>
          <style:tab-stop style:position="1.734cm"/>
        </style:tab-stops>
      </style:paragraph-properties>
    </style:style>
    <style:style style:name="P6" style:family="paragraph">
      <loext:graphic-properties draw:fill-color="#512480"/>
      <style:paragraph-properties fo:text-align="center">
        <style:tab-stops>
          <style:tab-stop style:position="1.734cm"/>
        </style:tab-stops>
      </style:paragraph-properties>
      <style:text-properties fo:color="#ffffff" fo:font-size="14pt" style:font-size-asian="16pt" style:font-size-complex="16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666666"/>
      <style:paragraph-properties fo:text-align="center"/>
      <style:text-properties fo:color="#ffffff" fo:font-size="12pt" style:font-size-asian="16pt" style:font-size-complex="16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bcaed5"/>
      <style:paragraph-properties fo:margin-left="0cm" fo:margin-right="0cm" fo:text-align="center" fo:text-indent="0cm"/>
      <style:text-properties fo:color="#000000"/>
    </style:style>
    <style:style style:name="P11" style:family="paragraph">
      <loext:graphic-properties draw:fill-color="#ed1c24"/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ffffff" fo:font-size="14pt" style:font-size-asian="16pt" style:font-size-complex="16pt"/>
    </style:style>
    <style:style style:name="T3" style:family="text">
      <style:text-properties fo:color="#ffffff" fo:font-size="12pt" style:font-size-asian="16pt" style:font-size-complex="16pt"/>
    </style:style>
    <style:style style:name="T4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Psychology" svg:width="9.6cm" svg:height="3.5cm" svg:x="2.9cm" svg:y="2.8cm">
          <text:p text:style-name="P1"><text:span text:style-name="T1">Psychology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PsychologyLabels" svg:width="3.1cm" svg:height="0.852cm" svg:x="9.2cm" svg:y="3.122cm">
          <text:p text:style-name="P3"><text:span text:style-name="T2">Per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PsychologyLabels" svg:width="3.1cm" svg:height="0.852cm" svg:x="9.2cm" svg:y="4.124cm">
          <text:p text:style-name="P3"><text:span text:style-name="T2">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PsychologyLabels" svg:width="3.1cm" svg:height="0.852cm" svg:x="9.2cm" svg:y="5.126cm">
          <text:p text:style-name="P5"><text:span text:style-name="T2">Behavi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ocomotion" svg:width="9.6cm" svg:height="3.5cm" svg:x="2.9cm" svg:y="6.5cm">
          <text:p text:style-name="P3">Locomotion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ocomotionLabels" svg:width="2cm" svg:height="0.6cm" svg:x="3.05cm" svg:y="9.3cm">
          <text:p text:style-name="P3"><text:span text:style-name="T3">make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ocomotionLabels" svg:width="0.933cm" svg:height="0.6cm" svg:x="5.16cm" svg:y="9.3cm">
          <text:p text:style-name="P3"><text:span text:style-name="T3">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ocomotionLabels" svg:width="1.565cm" svg:height="0.6cm" svg:x="9.811cm" svg:y="9.3cm">
          <text:p text:style-name="P3"><text:span text:style-name="T3">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ocomotionLabels" svg:width="3.5cm" svg:height="0.6cm" svg:x="6.201cm" svg:y="9.3cm">
          <text:p text:style-name="P3"><text:span text:style-name="T3">swapPedestri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ocomotionLabels" svg:width="0.865cm" svg:height="0.6cm" svg:x="11.485cm" svg:y="9.3cm">
          <text:p text:style-name="P3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PsychologyCentered" svg:width="9.6cm" svg:height="3.5cm" svg:x="2.9cm" svg:y="2.8cm">
          <text:p text:style-name="P9"><text:span text:style-name="T1">Psychology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Number1-Perception" svg:width="0.5cm" svg:height="0.483cm" svg:x="8.6cm" svg:y="3.317cm">
          <text:p text:style-name="P3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Number2-Cognition" svg:width="0.5cm" svg:height="0.483cm" svg:x="8.602cm" svg:y="4.317cm">
          <text:p text:style-name="P3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Number3-Behavior" svg:width="0.5cm" svg:height="0.483cm" svg:x="8.603cm" svg:y="5.317cm">
          <text:p text:style-name="P3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ocomotion"/>
      <draw:layer draw:name="LocomotionLabels"/>
      <draw:layer draw:name="Psychology"/>
      <draw:layer draw:name="PsychologyCentered"/>
      <draw:layer draw:name="PsychologyLabels"/>
      <draw:layer draw:name="Number1-Perception"/>
      <draw:layer draw:name="Number2-Cognition"/>
      <draw:layer draw:name="Number3-Behavior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19-05-16T15:27:23.032867104</meta:creation-date>
    <dc:date>2021-03-03T15:49:06.393792993</dc:date>
    <dc:creator>Benedikt Kleinmeier</dc:creator>
    <meta:editing-duration>PT5H16M17S</meta:editing-duration>
    <meta:editing-cycles>17</meta:editing-cycles>
    <meta:generator>LibreOffice/6.0.7.3$Linux_X86_64 LibreOffice_project/00m0$Build-3</meta:generator>
    <meta:document-statistic meta:object-count="14"/>
  </office:meta>
</office:document-meta>
</file>